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paragraph-rsid="0003954c"/>
    </style:style>
    <style:style style:name="P2" style:family="paragraph" style:parent-style-name="Standard">
      <style:text-properties style:font-name="Arial" officeooo:paragraph-rsid="0003954c"/>
    </style:style>
    <style:style style:name="P3" style:family="paragraph" style:parent-style-name="Standard">
      <style:text-properties style:font-name="Arial" officeooo:paragraph-rsid="0004a40a"/>
    </style:style>
    <style:style style:name="T1" style:family="text">
      <style:text-properties officeooo:rsid="0003954c"/>
    </style:style>
    <style:style style:name="T2" style:family="text">
      <style:text-properties officeooo:rsid="0004a4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st avec un grand enthousiasme que je vous adresse ma candidature pour le poste de Développeur Informatique en stage au sein de votre entreprise. J'ai été particulièrement séduit par la dynamique d'Atol, qui place l'excellence technique, la collaboration et l'innovation au cœur de ses valeurs. Votre solide croissance au cours des dernières années et votre engagement envers le développement durable sont des aspects qui m'inspirent profondément. Je suis convaincu que rejoindre une entreprise aussi ambitieuse que la vôtre serait une opportunité exceptionnelle pour mon développement professionnel.</text:p>
      <text:p text:style-name="P1"/>
      <text:p text:style-name="P3">Le poste de Développeur Java au sein du pôle IoT d'Atol représente pour moi une occasion passionnante d'explorer le monde de l'informatique industrielle et des objets connectés. Ma formation en informatique et ma connaissance du langage Java me permettent de contribuer de manière significative à vos projets. Ce que j'apprécie particulièrement, c'est la possibilité de participer à toutes les phases du cycle de vie des applications, de la conception à la mise en production. Je suis persuadé que cette expérience me permettra d'acquérir de précieuses compétences techniques et de développer ma capacité à répondre aux besoins fonctionnels et techniques des clients.</text:p>
      <text:p text:style-name="P1"/>
      <text:p text:style-name="P1">Ma passion pour la programmation informatique et mon intérêt pour les nouvelles technologies, en particulier le langage Java, correspondent parfaitement aux besoins du poste. Mes compétences techniques solides, acquises au cours de ma formation en informatique, me permettent de contribuer efficacement à toutes les étapes du cycle de vie d'une application. J'ai également développé une forte aptitude à comprendre les besoins des clients, ce qui est essentiel pour concevoir des solutions informatiques adaptées et de grande qualité.</text:p>
      <text:p text:style-name="P1"/>
      <text:p text:style-name="P1">Ma capacité à travailler en équipe tout en étant autonome est un atout que je suis prêt·e à mettre au service de votre entreprise. Je suis passionné·e par les évolutions technologiques et j'aime relever les défis techniques. J'ai déjà eu l'occasion de collaborer sur des projets variés au cours de m<text:span text:style-name="T2">on BUT (Bachelor Universitaire de Technologie) informatique</text:span>, ce qui m'a permis de développer ma créativité et ma capacité d'adaptation.</text:p>
      <text:p text:style-name="P1"/>
      <text:p text:style-name="P3">Ce qui me motive à rejoindre Atol, c'est non seulement la possibilité de développer mes compétences professionnelles, mais aussi l'environnement de travail que vous avez créé. Votre culture d'entreprise axée sur la bienveillance, l'entraide et le travail en équipe correspond parfaitement à mes valeurs personnelles. De plus, l'accent mis sur la formation, le tutorat et les opportunités d'évolution de carrière témoigne de votre engagement envers le développement de vos employés. Je suis persuadé que travailler au sein d'Atol me permettra de m'épanouir professionnellement tout en contribuant de manière significative à vos projets innovants. Merci de considérer ma candida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Da SIlveira</meta:initial-creator>
    <meta:creation-date>2023-09-29T10:42:29.481586113</meta:creation-date>
    <dc:date>2023-10-04T01:14:26.604998663</dc:date>
    <dc:creator>Lucas Da SIlveira</dc:creator>
    <meta:editing-duration>PT35M28S</meta:editing-duration>
    <meta:editing-cycles>2</meta:editing-cycles>
    <meta:generator>LibreOffice/7.5.6.2$Linux_X86_64 LibreOffice_project/50$Build-2</meta:generator>
    <meta:document-statistic meta:table-count="0" meta:image-count="0" meta:object-count="0" meta:page-count="1" meta:paragraph-count="5" meta:word-count="431" meta:character-count="2918" meta:non-whitespace-character-count="2492"/>
  </office:meta>
</office:document-meta>
</file>